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cb47" officeooo:paragraph-rsid="000bcb47"/>
    </style:style>
    <style:style style:name="P2" style:family="paragraph" style:parent-style-name="Standard">
      <style:paragraph-properties fo:text-align="center" style:justify-single-word="false"/>
      <style:text-properties officeooo:rsid="000bcb47" officeooo:paragraph-rsid="000bcb47"/>
    </style:style>
    <style:style style:name="P3" style:family="paragraph" style:parent-style-name="Standard">
      <style:text-properties fo:font-style="italic" officeooo:rsid="000bcb47" officeooo:paragraph-rsid="000bcb47" style:font-style-asian="italic" style:font-style-complex="italic"/>
    </style:style>
    <style:style style:name="P4" style:family="paragraph" style:parent-style-name="Standard">
      <style:text-properties officeooo:rsid="000bd9f9" officeooo:paragraph-rsid="000bd9f9"/>
    </style:style>
    <style:style style:name="P5" style:family="paragraph" style:parent-style-name="Standard">
      <style:text-properties officeooo:rsid="000bd9f9" officeooo:paragraph-rsid="000dc046"/>
    </style:style>
    <style:style style:name="P6" style:family="paragraph" style:parent-style-name="Standard">
      <style:text-properties officeooo:rsid="000dc046" officeooo:paragraph-rsid="000bd9f9"/>
    </style:style>
    <style:style style:name="P7" style:family="paragraph" style:parent-style-name="Standard">
      <style:text-properties officeooo:rsid="000dc046" officeooo:paragraph-rsid="000dc046"/>
    </style:style>
    <style:style style:name="P8" style:family="paragraph" style:parent-style-name="Standard">
      <style:text-properties officeooo:rsid="000f9893" officeooo:paragraph-rsid="000f9893"/>
    </style:style>
    <style:style style:name="P9" style:family="paragraph" style:parent-style-name="Standard">
      <style:text-properties officeooo:rsid="000f9893" officeooo:paragraph-rsid="000f9893"/>
    </style:style>
    <style:style style:name="P10" style:family="paragraph" style:parent-style-name="Standard">
      <style:text-properties officeooo:rsid="00131396" officeooo:paragraph-rsid="00131396"/>
    </style:style>
    <style:style style:name="P11" style:family="paragraph" style:parent-style-name="Heading_20_3">
      <style:paragraph-properties fo:break-before="page"/>
    </style:style>
    <style:style style:name="T1" style:family="text">
      <style:text-properties officeooo:rsid="000bd9f9"/>
    </style:style>
    <style:style style:name="T2" style:family="text">
      <style:text-properties fo:font-style="italic" style:font-style-asian="italic" style:font-style-complex="italic"/>
    </style:style>
    <style:style style:name="T3" style:family="text">
      <style:text-properties officeooo:rsid="000dc046"/>
    </style:style>
    <style:style style:name="T4" style:family="text">
      <style:text-properties fo:font-size="10pt" style:font-size-asian="10pt" style:font-size-complex="10pt"/>
    </style:style>
    <style:style style:name="T5" style:family="text">
      <style:text-properties style:text-position="super 58%"/>
    </style:style>
    <style:style style:name="T6" style:family="text">
      <style:text-properties style:text-position="super 58%" officeooo:rsid="000dc046"/>
    </style:style>
    <style:style style:name="T7" style:family="text">
      <style:text-properties officeooo:rsid="000f98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Propositions</text:p>
      <text:p text:style-name="P2">by Sven Nilsen, 2021</text:p>
      <text:p text:style-name="P1"/>
      <text:p text:style-name="P3">In this paper I introduce Natural Propositions as an explanatory device for Path Semantical Logic.</text:p>
      <text:p text:style-name="P1"/>
      <text:p text:style-name="P1">Natural numbers<text:span text:style-name="T5"><text:reference-ref text:reference-format="text" text:ref-name="natural number">[1]</text:reference-ref></text:span> are often thought of as “positive”, although they have no internal structure to describe positivity or negativity. This is because integers<text:span text:style-name="T5"><text:reference-ref text:reference-format="text" text:ref-name="integer">[2]</text:reference-ref></text:span> are thought of as an extension of natural numbers with positivity and negativity.</text:p>
      <text:p text:style-name="P1"/>
      <text:p text:style-name="P1">Imagine that integers were invented before natural numbers, but we had no language to express positivity or negativity. This would make it difficult to think of natural numbers, because we would not be able to express the idea “like integers, but positive”.</text:p>
      <text:p text:style-name="P1"/>
      <text:p text:style-name="P1">Propositions are the fundamental objects in <text:s/>Propositional Logic<text:span text:style-name="T5"><text:reference-ref text:reference-format="text" text:ref-name="propositional calculus">[3]</text:reference-ref></text:span>. Path Semantical Logic<text:span text:style-name="T5"><text:reference-ref text:reference-format="text" text:ref-name="path semantical logic">[4]</text:reference-ref></text:span> extends Propositional Logic with layers of propositions. The layers are connected with the core axiom of Path Semantics<text:span text:style-name="T5"><text:reference-ref text:reference-format="text" text:ref-name="path semantics">[5]</text:reference-ref></text:span>.</text:p>
      <text:p text:style-name="P1"/>
      <text:p text:style-name="P1">One strange thing about Path Semantical Logic is that in order to prove the following:</text:p>
      <text:p text:style-name="P1"/>
      <text:p text:style-name="P1"><text:tab/>(F, G) (X, Y):<text:line-break/><text:tab/>F(!X), G(Y) <text:s/>=&gt; <text:s/>!X=Y</text:p>
      <text:p text:style-name="P1"/>
      <text:p text:style-name="P1">A third proposition <text:span text:style-name="T1">`Z`</text:span> must be added:</text:p>
      <text:p text:style-name="P1"/>
      <text:p text:style-name="P1"><text:tab/>(F, G) (X, Y, Z):<text:line-break/><text:tab/>F(!X), G(Y), Z=!X <text:s/>=&gt; <text:s/>!X=Y</text:p>
      <text:p text:style-name="P1"/>
      <text:p text:style-name="P4">This problem leads to the idea of <text:span text:style-name="T2">Natural Propositions</text:span>.</text:p>
      <text:p text:style-name="P4"/>
      <text:p text:style-name="P4">The proposition `Z` is “natural” because it is an argument to the proof.</text:p>
      <text:p text:style-name="P4"/>
      <text:p text:style-name="P4">This way of thinking is a bit similar to the following reasoning about integers:</text:p>
      <text:p text:style-name="P4"/>
      <text:p text:style-name="P4"><text:tab/>-x = y<text:tab/><text:tab/>If `y` is positive, then `-x` is positive.</text:p>
      <text:p text:style-name="P4"/>
      <text:p text:style-name="P4">Since propositions migth be thought of as “positive” in Path Semantical Logic, it can be confusing since “positive” could mean “true”. In order to avoid misunderstanding, I suggest the phrase “natural”.</text:p>
      <text:p text:style-name="P4"/>
      <text:p text:style-name="P4">Natural Propositions form a dominating/dominated logic, where naturality is propagated and dominates unnaturality. <text:span text:style-name="T3">As notation I suggest Symmetric Avatar Paths</text:span><text:span text:style-name="T6"><text:reference-ref text:reference-format="text" text:ref-name="symmetric avatar paths">[6]</text:reference-ref></text:span><text:span text:style-name="T3">, in order to derive rules and semantics:</text:span></text:p>
      <text:p text:style-name="P4"/>
      <text:p text:style-name="P4"><text:tab/>? <text:span text:style-name="T3">&lt;=&gt; </text:span>?<text:span text:style-name="T3">[natural =&gt; natural_alignment]</text:span></text:p>
      <text:p text:style-name="P4"/>
      <text:p text:style-name="P5"><text:tab/>?not<text:tab/><text:tab/><text:span text:style-name="T7">The behavior of `not` for Natural Propositions</text:span></text:p>
      <text:p text:style-name="P4"><text:tab/>?eq<text:tab/><text:tab/><text:span text:style-name="T7">The behavior of `eq` for Natural Propositions</text:span></text:p>
      <text:p text:style-name="P4"/>
      <text:h text:style-name="P11" text:outline-level="3">References:</text:h>
      <text:p text:style-name="P6"/>
      <text:p text:style-name="P7"><text:reference-mark-start text:name="natural number"/>[1]<text:reference-mark-end text:name="natural number"/><text:tab/>“Natural number”</text:p>
      <text:p text:style-name="P7"><text:tab/>Wikipedia</text:p>
      <text:p text:style-name="P7"><text:tab/><text:a xlink:type="simple" xlink:href="https://en.wikipedia.org/wiki/Natural_number" text:style-name="Internet_20_link" text:visited-style-name="Visited_20_Internet_20_Link"><text:span text:style-name="T4">https://en.wikipedia.org/wiki/Natural_number</text:span></text:a></text:p>
      <text:p text:style-name="P7"/>
      <text:p text:style-name="P7"><text:reference-mark-start text:name="integer"/>[2]<text:reference-mark-end text:name="integer"/><text:tab/>“Integer”</text:p>
      <text:p text:style-name="P7"><text:tab/>Wikipedia</text:p>
      <text:p text:style-name="P7"><text:tab/><text:a xlink:type="simple" xlink:href="https://en.wikipedia.org/wiki/Integer" text:style-name="Internet_20_link" text:visited-style-name="Visited_20_Internet_20_Link"><text:span text:style-name="T4">https://en.wikipedia.org/wiki/Integer</text:span></text:a></text:p>
      <text:p text:style-name="P7"/>
      <text:p text:style-name="P7"><text:reference-mark-start text:name="propositional calculus"/>[3]<text:reference-mark-end text:name="propositional calculus"/><text:tab/>“Propositional calculus”</text:p>
      <text:p text:style-name="P7"><text:tab/>Wikipedia</text:p>
      <text:p text:style-name="P7"><text:tab/><text:a xlink:type="simple" xlink:href="https://en.wikipedia.org/wiki/Propositional_calculus" text:style-name="Internet_20_link" text:visited-style-name="Visited_20_Internet_20_Link"><text:span text:style-name="T4">https://en.wikipedia.org/wiki/Propositional_calculus</text:span></text:a></text:p>
      <text:p text:style-name="P7"/>
      <text:p text:style-name="P8"><text:reference-mark-start text:name="path semantical logic"/>[4]<text:reference-mark-end text:name="path semantical logic"/><text:tab/>“Path Semantical Logic”</text:p>
      <text:p text:style-name="P8"><text:tab/>AdvancedResearch – Reading sequence on Path Semantics</text:p>
      <text:p text:style-name="P8"><text:tab/><text:a xlink:type="simple" xlink:href="https://github.com/advancedresearch/path_semantics/blob/master/sequences.md#path-semantical-logic" text:style-name="Internet_20_link" text:visited-style-name="Visited_20_Internet_20_Link"><text:span text:style-name="T4">https://github.com/advancedresearch/path_semantics/blob/master/sequences.md#path-semantical-logic</text:span></text:a></text:p>
      <text:p text:style-name="P8"/>
      <text:p text:style-name="P8"><text:reference-mark-start text:name="path semantics"/>[5]<text:reference-mark-end text:name="path semantics"/><text:tab/>“Path Semantics”</text:p>
      <text:p text:style-name="P8"><text:tab/>Sven Nilsen, 2016-2019</text:p>
      <text:p text:style-name="P8"><text:tab/><text:a xlink:type="simple" xlink:href="https://github.com/advancedresearch/path_semantics/blob/master/papers-wip/path-semantics.pdf" text:style-name="Internet_20_link" text:visited-style-name="Visited_20_Internet_20_Link"><text:span text:style-name="T4">https://github.com/advancedresearch/path_semantics/blob/master/papers-wip/path-semantics.pdf</text:span></text:a></text:p>
      <text:p text:style-name="P8"/>
      <text:p text:style-name="P10"><text:reference-mark-start text:name="symmetric avatar paths"/>[6]<text:reference-mark-end text:name="symmetric avatar paths"/><text:tab/>“Symmetric Avatar Paths”</text:p>
      <text:p text:style-name="P10"><text:tab/>Sven Nilsen, 2020</text:p>
      <text:p text:style-name="P10"><text:tab/><text:a xlink:type="simple" xlink:href="https://github.com/advancedresearch/path_semantics/blob/master/papers-wip/symmetric-avatar-paths.pdf" text:style-name="Internet_20_link" text:visited-style-name="Visited_20_Internet_20_Link"><text:span text:style-name="T4">https://github.com/advancedresearch/path_semantics/blob/master/papers-wip/symmetric-avatar-paths.pdf</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8:04:38.006773000</meta:creation-date>
    <dc:date>2021-05-26T18:51:01.700439000</dc:date>
    <meta:editing-duration>PT3M11S</meta:editing-duration>
    <meta:editing-cycles>2</meta:editing-cycles>
    <meta:generator>LibreOffice/5.1.2.2$MacOSX_X86_64 LibreOffice_project/d3bf12ecb743fc0d20e0be0c58ca359301eb705f</meta:generator>
    <meta:document-statistic meta:table-count="0" meta:image-count="0" meta:object-count="0" meta:page-count="2" meta:paragraph-count="38" meta:word-count="335" meta:character-count="2569" meta:non-whitespace-character-count="2243"/>
  </office:meta>
</office:document-meta>
</file>